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2"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solid" style:text-underline-width="auto" style:text-underline-color="font-color" fo:font-weight="bold" officeooo:rsid="000fbb9c" officeooo:paragraph-rsid="000fbb9c" style:font-size-asian="10.5pt" style:font-weight-asian="bold" style:font-size-complex="12pt" style:font-weight-complex="bold"/>
    </style:style>
    <style:style style:name="P3" style:family="paragraph" style:parent-style-name="Preformatted_20_Text">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Times New Roman" fo:font-size="12pt" style:text-underline-style="none" fo:font-weight="bold" officeooo:rsid="000fbb9c" officeooo:paragraph-rsid="000fbb9c" style:font-size-asian="10.5pt" style:font-weight-asian="bold" style:font-size-complex="12pt" style:font-weight-complex="bold"/>
    </style:style>
    <style:style style:name="P4"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font-name="Times New Roman" fo:font-size="12pt" style:text-underline-style="none" fo:font-weight="normal" officeooo:rsid="000fbb9c" officeooo:paragraph-rsid="000fbb9c" style:font-size-asian="10.5pt" style:font-weight-asian="normal" style:font-size-complex="12pt" style:font-weight-complex="normal"/>
    </style:style>
    <style:style style:name="T1" style:family="text">
      <style:text-properties officeooo:rsid="0010d3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2"/>
      <text:p text:style-name="P3">Map Based Pollution Minotoring System</text:p>
      <text:p text:style-name="P3"/>
      <text:p text:style-name="P2">Introduction</text:p>
      <text:p text:style-name="P2"/>
      <text:p text:style-name="P4">For years, pollution has been a major issue faced by the mankind and it is increasing by the day. The recent pollution disasters that happened in major cities across the globe has taught us one thing and that is, it is important to keep an eye on the pollution that is increasing day-by-day. Many government and golbal organizations have started to work on it and almost a decade has passed since these programs have been functioning. But, the major issue with these organiztions is that they are focused on beating pollution on every front wether it be air pollution or water pollution. These organizations are more focused on ammending laws for pollution control and the monitoring process </text:p>
      <text:p text:style-name="P4">boils down to analyzing air quality and then making the changes in the environment laws. Also the issue is that these bodies are controlled by the central or federal government. But, pollution is no longer <text:span text:style-name="T1">an issue that can be tackled in a gradual and conventional manner. It needs an immediate attention and effective monitoring is required so that the authorities can take nessecary measures in order to solve the pollution problems. The pollution problem is more persistent in urban metropolitians and metros. But, the municipal corporations have a very little control over the situation because of lack of data to act upon. Recent developements in the smart city sector is also encouraging cities to develop monitoring systems. The city of Ahemadabad, Gujarat has implemented digital sign boards that show real time value of major air pollutants and overall air quality. This data is displayed to the people driving on the road so that they can take nessecary precautions in order to avoid or minimise the health risks due to pollution. But, this kind of project requires a huge amount of funds and is also not feasible everywhere. So we are building a minimalistic model to tackle the issue of monitoring pollution. Our main goal is to provide real-time <text:s/>data visualization and also provide a database which will store all the data and provide readings of various pollutants. The data will be visualized through the means of a map hence it would be easy to <text:s/>pinpoint the exact location when any kind of action is needed. We will also build a device in order to <text:s/>capture data and then feed it into a web application which can be used to monitor and visualize the data. The main aim of this project is to provide a centralized repository of sensor data and also to create an effective and centralized monitoring system. The low cost and feasiblity of the project makes it easy to use for both smart cities as well as small towns. Furthermore this kind of monitoring system will allow for developing effective counter-measures and control stratergies for keeping the pollution problem in check.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9cm" fo:margin-right="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9T11:28:55.184824357</dc:date>
    <meta:editing-duration>PT11M21S</meta:editing-duration>
    <meta:editing-cycles>1</meta:editing-cycles>
    <meta:document-statistic meta:table-count="0" meta:image-count="0" meta:object-count="0" meta:page-count="1" meta:paragraph-count="5" meta:word-count="478" meta:character-count="2844" meta:non-whitespace-character-count="2365"/>
    <meta:generator>LibreOffice/5.1.6.2$Linux_X86_64 LibreOffice_project/10m0$Build-2</meta:generator>
  </office:meta>
</office:document-meta>
</file>